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officeooo:rsid="0015f7dc" officeooo:paragraph-rsid="0015f7dc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17e5a2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19727e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20f254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officeooo:rsid="0017e5a2" officeooo:paragraph-rsid="0017e5a2" fo:background-color="#ffffff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4pt" officeooo:rsid="0019727e" officeooo:paragraph-rsid="0020f254" fo:background-color="#dddddd" style:font-size-asian="14pt" style:font-size-complex="14pt"/>
    </style:style>
    <style:style style:name="P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8" style:family="paragraph" style:parent-style-name="Heading_20_2">
      <style:paragraph-properties fo:line-height="150%" fo:text-align="start" style:justify-single-word="false"/>
      <style:text-properties style:font-name="Ubuntu" fo:font-size="14pt" officeooo:rsid="0012d47a" officeooo:paragraph-rsid="0014c712" style:font-size-asian="14pt" style:font-size-complex="14pt"/>
    </style:style>
    <style:style style:name="P9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1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909d9" officeooo:paragraph-rsid="003909d9" fo:background-color="#dddddd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2d47a" officeooo:paragraph-rsid="0012d47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2d47a" officeooo:paragraph-rsid="001f704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007aa" officeooo:paragraph-rsid="002007aa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134fa" officeooo:paragraph-rsid="00214f33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14f33" officeooo:paragraph-rsid="00214f33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14f33" officeooo:paragraph-rsid="00227057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27057" officeooo:paragraph-rsid="00227057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42937" officeooo:paragraph-rsid="00242937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5bad6" officeooo:paragraph-rsid="0025bad6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631a5" officeooo:paragraph-rsid="002631a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9ee0a" officeooo:paragraph-rsid="0029ee0a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aeab6" officeooo:paragraph-rsid="002aeab6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c63fe" officeooo:paragraph-rsid="002c63fe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1bf141" officeooo:paragraph-rsid="0020f254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0f254" officeooo:paragraph-rsid="0020f254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14f33" officeooo:paragraph-rsid="00214f33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5bad6" officeooo:paragraph-rsid="0025bad6" fo:background-color="#dddddd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631a5" officeooo:paragraph-rsid="002631a5" fo:background-color="#ddddd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aeab6" officeooo:paragraph-rsid="002aeab6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c63fe" officeooo:paragraph-rsid="002c63fe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c63fe" officeooo:paragraph-rsid="002e3a37" fo:background-color="#dddddd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4298a6" officeooo:paragraph-rsid="004298a6" fo:background-color="#dddddd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494ab3" officeooo:paragraph-rsid="00524b0a" fo:background-color="#dddddd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6d65de" officeooo:paragraph-rsid="006d65de" fo:background-color="#dddddd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6f2575" officeooo:paragraph-rsid="006f2575" fo:background-color="#dddddd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71ebbb" officeooo:paragraph-rsid="0071ebbb" fo:background-color="#dddddd" style:font-size-asian="14pt" style:font-size-complex="14pt"/>
    </style:style>
    <style:style style:name="P37" style:family="paragraph" style:parent-style-name="Standard">
      <style:paragraph-properties fo:line-height="100%"/>
      <style:text-properties style:font-name="Ubuntu" fo:font-size="14pt" officeooo:rsid="0071ebbb" officeooo:paragraph-rsid="0071ebbb" fo:background-color="#dddddd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6ffa95" officeooo:paragraph-rsid="006ffa95" fo:background-color="#dddddd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20f254" officeooo:paragraph-rsid="0020f254" fo:background-color="#ffffff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2c63fe" officeooo:paragraph-rsid="002c63fe" fo:background-color="#ffffff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2e3a37" officeooo:paragraph-rsid="002e3a37" fo:background-color="#ffffff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12d47a" officeooo:paragraph-rsid="0031eee1" fo:background-color="#ffffff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12d47a" officeooo:paragraph-rsid="00356bfb" fo:background-color="#ffffff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12d47a" officeooo:paragraph-rsid="003bc216" fo:background-color="#ffffff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12d47a" officeooo:paragraph-rsid="004298a6" fo:background-color="#ffffff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12d47a" officeooo:paragraph-rsid="00524b0a" fo:background-color="#ffffff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12d47a" officeooo:paragraph-rsid="0071ebbb" fo:background-color="#ffffff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323905" officeooo:paragraph-rsid="00323905" fo:background-color="#ffffff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356bfb" officeooo:paragraph-rsid="00356bfb" fo:background-color="#ffffff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3728e0" officeooo:paragraph-rsid="003909d9" fo:background-color="#ffffff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3909d9" officeooo:paragraph-rsid="003909d9" fo:background-color="#ffffff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4059ab" officeooo:paragraph-rsid="0040af25" fo:background-color="#ffffff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423dcf" officeooo:paragraph-rsid="00423dcf" fo:background-color="#ffffff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423dcf" officeooo:paragraph-rsid="004298a6" fo:background-color="#ffffff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4298a6" officeooo:paragraph-rsid="004298a6" fo:background-color="#ffffff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4c70ea" officeooo:paragraph-rsid="0050fe7b" fo:background-color="#ffffff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50fe7b" officeooo:paragraph-rsid="0050fe7b" fo:background-color="#ffffff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524b0a" officeooo:paragraph-rsid="00524b0a" fo:background-color="#ffffff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494ab3" officeooo:paragraph-rsid="00524b0a" fo:background-color="#ffffff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546b8f" officeooo:paragraph-rsid="006187f4" fo:background-color="#ffffff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5f8949" officeooo:paragraph-rsid="005f8949" fo:background-color="#ffffff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6187f4" officeooo:paragraph-rsid="006187f4" fo:background-color="#ffffff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628a37" officeooo:paragraph-rsid="0062f901" fo:background-color="#ffffff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6b259c" officeooo:paragraph-rsid="006b259c" fo:background-color="#ffffff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6b7422" officeooo:paragraph-rsid="006b7422" fo:background-color="#ffffff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6f2575" officeooo:paragraph-rsid="006f2575" fo:background-color="#ffffff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fo:font-weight="bold" officeooo:rsid="0020f254" officeooo:paragraph-rsid="0020f254" fo:background-color="#ffffff" style:font-size-asian="14pt" style:font-weight-asian="bold" style:font-size-complex="14pt" style:font-weight-complex="bold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214f33" officeooo:paragraph-rsid="00227057" fo:background-color="#ffffff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3728e0" officeooo:paragraph-rsid="003728e0" fo:background-color="#ffffff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bold" officeooo:rsid="003d05b5" officeooo:paragraph-rsid="0040af25" fo:background-color="#ffffff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style:font-name="Ubuntu" fo:font-size="14pt" fo:font-weight="bold" officeooo:rsid="00423dcf" officeooo:paragraph-rsid="00423dcf" fo:background-color="#ffffff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fo:font-size="14pt" fo:font-weight="bold" officeooo:rsid="0050fe7b" officeooo:paragraph-rsid="0050fe7b" fo:background-color="#ffffff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4pt" fo:font-weight="bold" officeooo:rsid="0062f901" officeooo:paragraph-rsid="0062f901" fo:background-color="#ffffff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62f901" officeooo:paragraph-rsid="00670e20" fo:background-color="#ffffff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546b8f" officeooo:paragraph-rsid="00546b8f" fo:background-color="#ffffff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normal" officeooo:rsid="00524b0a" officeooo:paragraph-rsid="00524b0a" fo:background-color="#ffffff" style:font-size-asian="14pt" style:font-weight-asian="normal" style:font-size-complex="14pt" style:font-weight-complex="normal"/>
    </style:style>
    <style:style style:name="P77" style:family="paragraph" style:parent-style-name="Standard">
      <style:paragraph-properties fo:line-height="150%"/>
      <style:text-properties style:font-name="Ubuntu" fo:font-size="14pt" fo:font-weight="normal" officeooo:rsid="0050fe7b" officeooo:paragraph-rsid="0050fe7b" fo:background-color="#ffffff" style:font-size-asian="14pt" style:font-weight-asian="normal" style:font-size-complex="14pt" style:font-weight-complex="normal"/>
    </style:style>
    <style:style style:name="P78" style:family="paragraph" style:parent-style-name="Standard">
      <style:paragraph-properties fo:line-height="150%"/>
      <style:text-properties style:font-name="Ubuntu" fo:font-size="14pt" fo:font-weight="normal" officeooo:rsid="00524b0a" officeooo:paragraph-rsid="00524b0a" fo:background-color="#dddddd" style:font-size-asian="14pt" style:font-weight-asian="normal" style:font-size-complex="14pt" style:font-weight-complex="normal"/>
    </style:style>
    <style:style style:name="P79" style:family="paragraph" style:parent-style-name="Standard">
      <style:paragraph-properties fo:line-height="150%"/>
      <style:text-properties style:font-name="Ubuntu" fo:font-size="14pt" fo:font-weight="normal" officeooo:rsid="00494ab3" officeooo:paragraph-rsid="00524b0a" fo:background-color="#dddddd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style:font-name="Ubuntu" officeooo:rsid="0019727e" officeooo:paragraph-rsid="0019727e"/>
    </style:style>
    <style:style style:name="P81" style:family="paragraph" style:parent-style-name="Standard">
      <style:paragraph-properties fo:line-height="150%"/>
      <style:text-properties style:font-name="Ubuntu" officeooo:rsid="001a864b" officeooo:paragraph-rsid="001a864b"/>
    </style:style>
    <style:style style:name="P82" style:family="paragraph" style:parent-style-name="Standard">
      <style:paragraph-properties fo:line-height="150%"/>
      <style:text-properties style:font-name="Ubuntu" officeooo:rsid="001bf141" officeooo:paragraph-rsid="001bf141"/>
    </style:style>
    <style:style style:name="P83" style:family="paragraph" style:parent-style-name="Standard">
      <style:paragraph-properties fo:line-height="150%"/>
      <style:text-properties style:font-name="Ubuntu" officeooo:rsid="0020f254" officeooo:paragraph-rsid="0020f254" fo:background-color="#ffffff"/>
    </style:style>
    <style:style style:name="P84" style:family="paragraph" style:parent-style-name="Standard">
      <style:paragraph-properties fo:line-height="150%"/>
      <style:text-properties fo:color="#000000" loext:opacity="100%" style:font-name="Ubuntu" fo:font-size="14pt" fo:font-weight="normal" officeooo:rsid="003909d9" officeooo:paragraph-rsid="003909d9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3bc216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T1" style:family="text">
      <style:text-properties officeooo:rsid="00146395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227057" fo:background-color="#dddddd" loext:char-shading-value="0"/>
    </style:style>
    <style:style style:name="T4" style:family="text">
      <style:text-properties fo:background-color="#dddddd" loext:char-shading-value="0"/>
    </style:style>
    <style:style style:name="T5" style:family="text">
      <style:text-properties officeooo:rsid="001d873a" fo:background-color="#ffffff" loext:char-shading-value="0"/>
    </style:style>
    <style:style style:name="T6" style:family="text">
      <style:text-properties officeooo:rsid="00214f33"/>
    </style:style>
    <style:style style:name="T7" style:family="text">
      <style:text-properties officeooo:rsid="00227057"/>
    </style:style>
    <style:style style:name="T8" style:family="text">
      <style:text-properties officeooo:rsid="00242937"/>
    </style:style>
    <style:style style:name="T9" style:family="text">
      <style:text-properties officeooo:rsid="0025bad6"/>
    </style:style>
    <style:style style:name="T10" style:family="text">
      <style:text-properties officeooo:rsid="002aeab6"/>
    </style:style>
    <style:style style:name="T11" style:family="text">
      <style:text-properties officeooo:rsid="002e3a37"/>
    </style:style>
    <style:style style:name="T12" style:family="text">
      <style:text-properties officeooo:rsid="0031eee1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officeooo:rsid="0012d47a" style:font-size-asian="14pt" style:font-size-complex="14pt"/>
    </style:style>
    <style:style style:name="T15" style:family="text">
      <style:text-properties fo:font-size="14pt" officeooo:rsid="001a864b" style:font-size-asian="14pt" style:font-size-complex="14pt"/>
    </style:style>
    <style:style style:name="T16" style:family="text">
      <style:text-properties fo:font-size="14pt" officeooo:rsid="002007aa" style:font-size-asian="14pt" style:font-size-complex="14pt"/>
    </style:style>
    <style:style style:name="T17" style:family="text">
      <style:text-properties fo:font-size="14pt" officeooo:rsid="001bf141" style:font-size-asian="14pt" style:font-size-complex="14pt"/>
    </style:style>
    <style:style style:name="T18" style:family="text">
      <style:text-properties fo:font-size="14pt" fo:background-color="#dddddd" loext:char-shading-value="0" style:font-size-asian="14pt" style:font-size-complex="14pt"/>
    </style:style>
    <style:style style:name="T19" style:family="text">
      <style:text-properties fo:font-size="14pt" officeooo:rsid="0019727e" fo:background-color="#dddddd" loext:char-shading-value="0" style:font-size-asian="14pt" style:font-size-complex="14pt"/>
    </style:style>
    <style:style style:name="T20" style:family="text">
      <style:text-properties fo:font-size="14pt" officeooo:rsid="001f7042" fo:background-color="#dddddd" loext:char-shading-value="0" style:font-size-asian="14pt" style:font-size-complex="14pt"/>
    </style:style>
    <style:style style:name="T21" style:family="text">
      <style:text-properties fo:font-size="14pt" fo:font-weight="bold" officeooo:rsid="0019727e" fo:background-color="#ffffff" loext:char-shading-value="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864b" fo:background-color="#ffffff" loext:char-shading-value="0" style:font-size-asian="14pt" style:font-weight-asian="bold" style:font-size-complex="14pt" style:font-weight-complex="bold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f7042" style:font-size-asian="14pt" style:font-weight-asian="bold" style:font-size-complex="14pt" style:font-weight-complex="bold"/>
    </style:style>
    <style:style style:name="T25" style:family="text">
      <style:text-properties officeooo:rsid="0032827f"/>
    </style:style>
    <style:style style:name="T26" style:family="text">
      <style:text-properties officeooo:rsid="00337955"/>
    </style:style>
    <style:style style:name="T27" style:family="text">
      <style:text-properties officeooo:rsid="003592c5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3909d9"/>
    </style:style>
    <style:style style:name="T29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30" style:family="text">
      <style:text-properties fo:font-variant="normal" fo:text-transform="none" fo:color="#000000" loext:opacity="100%" fo:letter-spacing="normal" fo:font-style="normal" fo:font-weight="normal" officeooo:rsid="004298a6" style:font-weight-asian="normal" style:font-weight-complex="normal"/>
    </style:style>
    <style:style style:name="T31" style:family="text">
      <style:text-properties fo:font-variant="normal" fo:text-transform="none" fo:color="#000000" loext:opacity="100%" fo:font-size="13.5pt" fo:letter-spacing="normal" fo:font-style="normal" fo:font-weight="normal"/>
    </style:style>
    <style:style style:name="T32" style:family="text">
      <style:text-properties officeooo:rsid="003909d9"/>
    </style:style>
    <style:style style:name="T33" style:family="text">
      <style:text-properties officeooo:rsid="003bc216"/>
    </style:style>
    <style:style style:name="T34" style:family="text">
      <style:text-properties officeooo:rsid="0040af25"/>
    </style:style>
    <style:style style:name="T35" style:family="text">
      <style:text-properties officeooo:rsid="00422c36"/>
    </style:style>
    <style:style style:name="T36" style:family="text">
      <style:text-properties officeooo:rsid="00423dcf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45b426"/>
    </style:style>
    <style:style style:name="T39" style:family="text">
      <style:text-properties officeooo:rsid="0047a556"/>
    </style:style>
    <style:style style:name="T40" style:family="text">
      <style:text-properties officeooo:rsid="004e3392"/>
    </style:style>
    <style:style style:name="T41" style:family="text">
      <style:text-properties officeooo:rsid="004f80b3"/>
    </style:style>
    <style:style style:name="T42" style:family="text">
      <style:text-properties officeooo:rsid="0050fe7b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6443ce" style:font-weight-asian="normal" style:font-weight-complex="normal"/>
    </style:style>
    <style:style style:name="T45" style:family="text">
      <style:text-properties fo:font-weight="normal" officeooo:rsid="00670e20" style:font-weight-asian="normal" style:font-weight-complex="normal"/>
    </style:style>
    <style:style style:name="T46" style:family="text">
      <style:text-properties fo:font-weight="normal" officeooo:rsid="006b259c" style:font-weight-asian="normal" style:font-weight-complex="normal"/>
    </style:style>
    <style:style style:name="T47" style:family="text">
      <style:text-properties fo:font-weight="normal" fo:background-color="#dddddd" loext:char-shading-value="0" style:font-weight-asian="normal" style:font-weight-complex="normal"/>
    </style:style>
    <style:style style:name="T48" style:family="text">
      <style:text-properties fo:font-weight="normal" officeooo:rsid="004298a6" fo:background-color="#dddddd" loext:char-shading-value="0" style:font-weight-asian="normal" style:font-weight-complex="normal"/>
    </style:style>
    <style:style style:name="T49" style:family="text">
      <style:text-properties officeooo:rsid="00524b0a"/>
    </style:style>
    <style:style style:name="T50" style:family="text">
      <style:text-properties officeooo:rsid="005603ed"/>
    </style:style>
    <style:style style:name="T51" style:family="text">
      <style:text-properties officeooo:rsid="00595ede"/>
    </style:style>
    <style:style style:name="T52" style:family="text">
      <style:text-properties officeooo:rsid="005e85e1"/>
    </style:style>
    <style:style style:name="T53" style:family="text">
      <style:text-properties officeooo:rsid="0062f901"/>
    </style:style>
    <style:style style:name="T54" style:family="text">
      <style:text-properties officeooo:rsid="006b74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Javascript Funcional 02</text:h>
      <text:p text:style-name="P11">O javascript funcional pega conceitos da programação funcional e aplica usando elementos do javascript. <text:span text:style-name="T1">Antes de estudar o que compõe o javascript funcional, é necessario ver a anatomia das funções e como declarar elas em si:</text:span></text:p>
      <text:h text:style-name="P8" text:outline-level="2">- Function Declaration -</text:h>
      <text:p text:style-name="P1"><text:span text:style-name="T14">U</text:span><text:span text:style-name="T13">ma function declaration é uma função onde declaramos explicitamente o seu nome, sendo o padrão e a base de funções no javascript.</text:span></text:p>
      <text:p text:style-name="P2"><text:span text:style-name="T13">Para criar uma function declaration digite: </text:span><text:span text:style-name="T18">function nome( <text:s/>) { <text:s/>} </text:span></text:p>
      <text:p text:style-name="P5"><text:span text:style-name="T13">Para executar a função digite: </text:span><text:span text:style-name="T18">nome( <text:s/>) </text:span></text:p>
      <text:p text:style-name="P80"><text:span text:style-name="T14">U</text:span><text:span text:style-name="T13">ma função pode receber parametros e/ou retornar valores de volta para a sua execução, não é obrigatorio usar nenhum dos dois </text:span><text:span text:style-name="T15">e </text:span><text:span text:style-name="T13">nem os dois juntos:</text:span></text:p>
      <text:p text:style-name="P3"><text:span text:style-name="T18">function nome(</text:span><text:span text:style-name="T19">parametro</text:span><text:span text:style-name="T18">) {</text:span><text:span text:style-name="T19">return </text:span><text:span text:style-name="T20">codigo</text:span><text:span text:style-name="T18">} </text:span></text:p>
      <text:p text:style-name="P6">nome(valor) </text:p>
      <text:p text:style-name="P4"><text:span text:style-name="T21">- A</text:span><text:span text:style-name="T22">nonymous Function -</text:span></text:p>
      <text:p text:style-name="P81"><text:span text:style-name="T14">U</text:span><text:span text:style-name="T13">ma função anonima é uma função que não possui um nome explicito, </text:span><text:span text:style-name="T16">Para declarar ela é necessario usar o IIFE</text:span><text:span text:style-name="T17">:</text:span></text:p>
      <text:p text:style-name="P82"><text:span text:style-name="T13">a função é guardada dentro de </text:span><text:span text:style-name="T16">um par de</text:span><text:span text:style-name="T13"> parênteses e a execução ocorre por meio de outro </text:span><text:span text:style-name="T16">par de </text:span><text:span text:style-name="T13">parênteses do lado de fora ou de dentro:</text:span></text:p>
      <text:p text:style-name="P24">(function ( <text:s/>) { <text:s/>})( <text:s/>) <text:s/>- <text:s/>(function ( <text:s/>) { <text:s/>} ( <text:s/>)) </text:p>
      <text:p text:style-name="P83"><text:span text:style-name="T24">- </text:span><text:span text:style-name="T23">Function Expression -</text:span></text:p>
      <text:p text:style-name="P13">Uma function expression é declarada usando o conceito de funções anonimas, ou seja, ela não terá um nome explicito, ao invés disso a função irá ser guardada dentro de uma variavel, com isso será possível <text:span text:style-name="T5">executar a função apenas chamando o nome da variavel:</text:span></text:p>
      <text:p text:style-name="P25"/>
      <text:p text:style-name="P25"/>
      <text:p text:style-name="P25"><text:soft-page-break/>let variavel = function ( <text:s/>) { <text:s/>} </text:p>
      <text:p text:style-name="P25">variavel( <text:s/>) </text:p>
      <text:p text:style-name="P39">Basicamente o resultado da função vai ser atribuido para uma variavel / guardado dentro de uma variavel.</text:p>
      <text:p text:style-name="P67">- Arrow Function -</text:p>
      <text:p text:style-name="P14">A arrow function foi criada para <text:span text:style-name="T6">deixar a declaração de uma função menor e mais simples de ler </text:span>, apesar disso, ela possui diferenças e limitações se comparada com uma função padrão, <text:span text:style-name="T6">alem disso u</text:span>ma função arrow sempre será uma função anonima.</text:p>
      <text:p text:style-name="P15">Para declarar uma arrow function é preciso declarar uma variavel que irá recebe-la:</text:p>
      <text:p text:style-name="P26">let variavel = ( <text:s/>) =&gt; { <text:s/>} </text:p>
      <text:p text:style-name="P15">Uma arrow function pode ser ainda mais simplificada, basta <text:span text:style-name="T7">tirar os parênteses caso tenha apenas um parametro:</text:span></text:p>
      <text:p text:style-name="P16"><text:span text:style-name="T2">let variavel = </text:span><text:span text:style-name="T3">parametro </text:span><text:span text:style-name="T2">=&gt; { </text:span><text:span text:style-name="T3">return resultado</text:span><text:span text:style-name="T2"> } </text:span></text:p>
      <text:p text:style-name="P17">Tambem é possível tirar as chaves, mas não será permitido colocar o return, ele ficará implicito (sem o return o seu codigo pode acabar ficando ainda mais limitado):</text:p>
      <text:p text:style-name="P16"><text:span text:style-name="T2">let variavel = </text:span><text:span text:style-name="T3">parametro </text:span><text:span text:style-name="T2">=&gt; </text:span><text:span text:style-name="T3">resultado </text:span></text:p>
      <text:p text:style-name="P68"><text:span text:style-name="T7">- </text:span><text:span text:style-name="T8">IIFE -</text:span></text:p>
      <text:p text:style-name="P18">Uma IIFE é uma função anonima que é imediatamente invocada, ou seja, ela é executada no momento da <text:span text:style-name="T9">sua </text:span>criação, <text:span text:style-name="T9">a função IIFE é usada para garantir segurança no codigo já que tudo o que esta dentro dela é privado, tem um scopo mais restrito, local. Valores internos não irão vazar nem são reconhecidos no lado de fora, a não ser que essa seja a sua intenção.</text:span></text:p>
      <text:p text:style-name="P19">Para declara-la será necessario envolver toda a função entre um par de parênteses: <text:span text:style-name="T2">(function ( <text:s/>) { <text:s/>}) - (( <text:s/>) =&gt; { <text:s/>}) </text:span></text:p>
      <text:p text:style-name="P19">Para executa-la será preciso declarar outro par de parênteses no lado de fora ou de dentro, é ele o responsavel por executar a função:</text:p>
      <text:p text:style-name="P27">(( <text:s/>) =&gt; { <text:s/>}) ( <text:s/>) - <text:s/>(( <text:s/>) =&gt; { <text:s/>} ( <text:s/>)) </text:p>
      <text:p text:style-name="P20"><text:soft-page-break/>Com a criação de mais de um IIFE no mesmo codigo, vem a necessidade de adicionar ponto e virgula no final do IIFE de cima:</text:p>
      <text:p text:style-name="P28">(( <text:s/>) =&gt; { <text:s/>})( <text:s/>); </text:p>
      <text:p text:style-name="P28">(( <text:s/>) =&gt; { <text:s/>})( <text:s/>) <text:s/></text:p>
      <text:p text:style-name="P12">_____________________________________________________________________</text:p>
      <text:h text:style-name="P9" text:outline-level="2">Parametros</text:h>
      <text:p text:style-name="P21">Em geral, o javascript é uma linguagem bem flexivel, incluindo quando falamos de parametros, <text:s/>não é qualquer coisa que vai gerar um erro. Quando <text:span text:style-name="T10">a quantidade</text:span> de valores é maior que o de parametros o javascript vai <text:span text:style-name="T10">apenas</text:span> ignorar esses valores extras <text:span text:style-name="T10">e executar a função normalmente, ou quando tem menos valores <text:s/>o javascript vai definir os parametros que tão sem nada como undefined e mesmo assim vai executar.</text:span></text:p>
      <text:p text:style-name="P21"/>
      <text:p text:style-name="P22">Para nenhum valor ser undefined e para tornar o codigo mais previsivel é possível fazer com que os parametros tenham valor default (padrão):</text:p>
      <text:p text:style-name="P29">function nome(param=0, param=1) </text:p>
      <text:p text:style-name="P23"/>
      <text:p text:style-name="P23">Para passar uma quantidade indefinida de parametros, passar valores de forma flexivel digite:</text:p>
      <text:p text:style-name="P30">function nome(array)</text:p>
      <text:p text:style-name="P40">A primeira forma é passando um array como parametro, com isso será possível ter uma quantidade de valores indefinido, para acessa-los basta fazer um for.</text:p>
      <text:p text:style-name="P41">A segunda forma é usando um operador chamado spread/rest, ele vai permitir passar valores indefinidos. <text:span text:style-name="T12">O</text:span> operador consiste em três pontinhos antes do parametro:</text:p>
      <text:p text:style-name="P31">function nome(…<text:span text:style-name="T11">param</text:span>)</text:p>
      <text:p text:style-name="P42">_____________________________________________________________________</text:p>
      <text:p text:style-name="P48"/>
      <text:p text:style-name="P48"><text:soft-page-break/></text:p>
      <text:h text:style-name="P9" text:outline-level="2">First-Class Function </text:h>
      <text:p text:style-name="P48">É um conceito <text:span text:style-name="T25">que define que uma linguagem trata funções como qualquer outro valor, ou seja, dentro do javascript uma função é tratada como uma variavel, permitindo que </text:span><text:span text:style-name="T26">uma função seja tribuida a uma variavel ou constante.</text:span></text:p>
      <text:p text:style-name="P49">Pode receber o nome de: função de primeira classe, first-class citizen ou cidadão de primeira classe/linha </text:p>
      <text:p text:style-name="P43">_____________________________________________________________________</text:p>
      <text:h text:style-name="P9" text:outline-level="2">Higher-Order Function</text:h>
      <text:p text:style-name="P40">É <text:span text:style-name="T27">um conceito que define que uma linguagem permite funções usar outras funções, ou seja, dentro do javascript é possível que uma função opere usando outras funções, seja passando uma como o parametro de outra ou até retornando uma função apartir de outra.</text:span></text:p>
      <text:p text:style-name="P69">- Curring -</text:p>
      <text:p text:style-name="P50">É <text:span text:style-name="T32">o processo de transformar uma função de vários argumentos em varias funções de apenas um argumento, formando uma cadeia de funções, é </text:span><text:span text:style-name="T33">basicamente uma forma de passar os parametros de forma parcial pras funções</text:span><text:span text:style-name="T28">:</text:span></text:p>
      <text:p text:style-name="P10">função1(função2(valor))</text:p>
      <text:p text:style-name="P51">Ex:</text:p>
      <text:p text:style-name="P84">function finalP(tx) {</text:p>
      <text:p text:style-name="P85"><text:tab/>return function(price) {</text:p>
      <text:p text:style-name="P86"><text:tab/><text:tab/>return price * (1 + tx)</text:p>
      <text:p text:style-name="P86"><text:tab/>}</text:p>
      <text:p text:style-name="P86">}</text:p>
      <text:p text:style-name="P87"/>
      <text:p text:style-name="P86">const nyFinalP = finalP(0.0875)</text:p>
      <text:p text:style-name="P87"><text:soft-page-break/></text:p>
      <text:p text:style-name="P86">console.log(nyFinalP(25.1))</text:p>
      <text:p text:style-name="P44"/>
      <text:p text:style-name="P44">_____________________________________________________________________</text:p>
      <text:h text:style-name="P9" text:outline-level="2">Map</text:h>
      <text:p text:style-name="P52">O map é <text:span text:style-name="T34">o </text:span>responsavel por transformar os elementos de um array <text:span text:style-name="T34">de acordo com a função passada</text:span>, <text:span text:style-name="T34">ele vai gerar outro array </text:span><text:span text:style-name="T35">do mesmo tamanho</text:span><text:span text:style-name="T34"> e armazenar a transformação nele, ou seja, o resultado </text:span><text:span text:style-name="T35">do map</text:span><text:span text:style-name="T34"> será outro array</text:span><text:span text:style-name="T35"> já transformad</text:span>o. <text:span text:style-name="T35">Resumindo, o map recebe um array e uma função, essa função vai transforma</text:span><text:span text:style-name="T36">r </text:span><text:span text:style-name="T35">o array e o map vai gerar outro arr</text:span><text:span text:style-name="T36">ay</text:span><text:span text:style-name="T35"> para colocar a transformação, </text:span><text:span text:style-name="T36">deixando o original imutavel</text:span><text:span text:style-name="T35">.</text:span></text:p>
      <text:p text:style-name="P53">O map sempre gera um novo array como resultado, ou seja, ele recebe um e passa outro com a transformação.</text:p>
      <text:p text:style-name="P70">- <text:span text:style-name="T36">Pra Que Usar? -</text:span></text:p>
      <text:p text:style-name="P53">O map é usado para deixar uma operação mais otimizada, simples e curta, mas o mais importante é que em um map, o array original continua imutavel, fazendo uma função continuar pura e contribuindo com o javascript funcional.</text:p>
      <text:p text:style-name="P71">- Até Onde Vai? -</text:p>
      <text:p text:style-name="P54"><text:span text:style-name="T31">° </text:span><text:span text:style-name="T29">É possível </text:span>adicionar o resultado de um map em outro map</text:p>
      <text:p text:style-name="P54"><text:span text:style-name="T31">° </text:span><text:span text:style-name="T29">É possível </text:span><text:span text:style-name="T30">a</text:span>plicar mais de um map</text:p>
      <text:p text:style-name="P54"><text:span text:style-name="T31">° </text:span><text:span text:style-name="T29">É possível </text:span><text:span text:style-name="T30">f</text:span>azer uma cadeia de maps, um dentro do outro, até chegar no elemento requerido</text:p>
      <text:p text:style-name="P71">- Como Declarar -</text:p>
      <text:p text:style-name="P55">Lembrando que o map recebe uma função como parametro: <text:span text:style-name="T2">map(função) </text:span></text:p>
      <text:p text:style-name="P55">Para aplicar a sintaxe do map digite:</text:p>
      <text:p text:style-name="P32">array.map(function ( <text:s/>) { <text:s/>}) - array.map(( <text:s/>) =&gt; { <text:s/>}) </text:p>
      <text:p text:style-name="P55">O map será armazenado em uma variavel, o resultado do map irá transformar a variavel em um array:</text:p>
      <text:p text:style-name="P32"><text:soft-page-break/>let variavel = array.map(function ( <text:s/>) { <text:s/>}) </text:p>
      <text:p text:style-name="P55">Para mostrar a operação digite:</text:p>
      <text:p text:style-name="P32">console.log(variavel) </text:p>
      <text:p text:style-name="P55">Ex: </text:p>
      <text:p text:style-name="P32">const numeros = [1, 2, 3, 4] </text:p>
      <text:p text:style-name="P32">const resultado = numeros.map(function (valor) {return valor * 2}) </text:p>
      <text:p text:style-name="P32">console.log(resultado) </text:p>
      <text:p text:style-name="P55">Saida:</text:p>
      <text:p text:style-name="P32">[2, 4, 6, 8] </text:p>
      <text:p text:style-name="P45">_____________________________________________________________________</text:p>
      <text:h text:style-name="P9" text:outline-level="2">Filter</text:h>
      <text:p text:style-name="P56">O filter é o responsavel por filtrar um array de acordo com a função, é ela <text:span text:style-name="T40">(função)</text:span> quem vai validar cada um dos elementos, <text:span text:style-name="T40">enquanto o filter confere </text:span><text:span text:style-name="T41">e retorna true ou false internamente, </text:span>externamente, se for true o elemento <text:span text:style-name="T42">f</text:span><text:span text:style-name="T38">ará parte do array resultante</text:span>, se for false <text:span text:style-name="T38">ele não fará parte do array resultante</text:span>.</text:p>
      <text:p text:style-name="P57">Se o array resultante tiver o mesmo tamanho do array alvo, quer dizer que tudo deu verdadeiro, se tiver vazio quer dizer que tudo deu falso, caso falte algum valor no array quer dizer que o valor em questão deu falso.</text:p>
      <text:p text:style-name="P57">O filter assim como o map não vai mexer no array original, ele vai criar um novo para adicionar o resultado, só que ao contrario do map o filter pode gerar <text:span text:style-name="T39">array</text:span>s<text:span text:style-name="T39"> resultantes com todos os tamanhos possíveis</text:span>.</text:p>
      <text:p text:style-name="P57"><text:span text:style-name="T37">Obs: </text:span><text:span text:style-name="T43">Tando pra função map quanto pra filter, internamente será feito um laço que vai percorrer cada um dos elementos do array, por isso que é preciso fornecer a função validadora.</text:span></text:p>
      <text:p text:style-name="P72">- <text:span text:style-name="T49">Como Declarar -</text:span></text:p>
      <text:p text:style-name="P76">Para aplicar a sintaxe do filter digite: </text:p>
      <text:p text:style-name="P58"><text:span text:style-name="T47">array.filter(</text:span><text:span text:style-name="T48">function ( <text:s/>) { <text:s/>}</text:span><text:span text:style-name="T47">) - array.filter(( <text:s/>) =&gt; { <text:s/>}) </text:span></text:p>
      <text:p text:style-name="P76"><text:soft-page-break/>O filter será armazenado em uma variavel, o resultado irá transformar a variavel em um array:</text:p>
      <text:p text:style-name="P78">let variavel = array.filter(function ( <text:s/>) { <text:s/>}) </text:p>
      <text:p text:style-name="P76">Para mostrar a operação digite:</text:p>
      <text:p text:style-name="P78">console.log(variavel) </text:p>
      <text:p text:style-name="P77">Ex:</text:p>
      <text:p text:style-name="P33">const numeros = [1, -2, 3, 4, -5, 6] </text:p>
      <text:p text:style-name="P33">const maiorQueZero = val =&gt; val &gt; 0 </text:p>
      <text:p text:style-name="P33">let resultado = numeros.filter(maiorQueZero) </text:p>
      <text:p text:style-name="P33">console.log(resultado) </text:p>
      <text:p text:style-name="P59">Saida:</text:p>
      <text:p text:style-name="P79">[1, 3, 4, 6] </text:p>
      <text:p text:style-name="P46">_____________________________________________________________________</text:p>
      <text:h text:style-name="P9" text:outline-level="2">Reduce</text:h>
      <text:p text:style-name="P61">O reduce busca reduzir um array. Ele vai passar por cada elemento de um array com o objetivo de gerar um único valor no final (de qualquer tipo).<text:tab/></text:p>
      <text:p text:style-name="P62">O reduce é muito flexivel, ao contrario do map ou filter ele conseguirá somar todos os elementos ou gerar algo completamente diferente.</text:p>
      <text:p text:style-name="P60">Existe duas formas de chamar o reduce, a primeir<text:span text:style-name="T51">a</text:span> é quando passa um valor inicial <text:span text:style-name="T51">e </text:span><text:span text:style-name="T50">a segunda é quando não passa.</text:span></text:p>
      <text:p text:style-name="P63">O reduce pode receber dois parametros, a função e o valor inicial, <text:span text:style-name="T53">a função poderá receber 4 parametros, o acumulador, o elemento atual, </text:span><text:span text:style-name="T52">indice e o próprio array:</text:span></text:p>
      <text:p text:style-name="P74">Acumulador:<text:span text:style-name="T43"> é </text:span><text:span text:style-name="T45">o valor retornado na ultima iteração</text:span><text:span text:style-name="T43">,</text:span><text:span text:style-name="T45"> ele</text:span><text:span text:style-name="T44"> vai começar com o valor inicial </text:span><text:span text:style-name="T45">do reduce</text:span><text:span text:style-name="T44">, caso não tenha, ele irá começar com o</text:span><text:span text:style-name="T45"> </text:span><text:span text:style-name="T44">primeiro elemento do array</text:span></text:p>
      <text:p text:style-name="P73">Elemento Atual: <text:span text:style-name="T43">É </text:span><text:span text:style-name="T46">o valor do atual elemento sendo iterado, ou seja, é o elemento do array</text:span></text:p>
      <text:p text:style-name="P73">Indice: <text:span text:style-name="T43">É </text:span><text:span text:style-name="T46">o indice do elemento atual</text:span></text:p>
      <text:p text:style-name="P73"><text:soft-page-break/>Array: <text:span text:style-name="T46">É o array original</text:span></text:p>
      <text:p text:style-name="P64">Se o valor inicial não for passado, o acumulador irá começar com o valor do primeiro elemento do array, <text:span text:style-name="T54">ou seja, na primeira chamada o segundo elemento vai começar como sendo o elemento atual.</text:span></text:p>
      <text:p text:style-name="P75">- <text:span text:style-name="T54">Como Declarar -</text:span></text:p>
      <text:p text:style-name="P65">Para aplicar a sintaxe do reduce digite:</text:p>
      <text:p text:style-name="P34">array.reduce(function (acumulador, elemento, indice, array) { <text:s/>}, valor-inicial) - array.reduce((acumulador, elemento, indice, array) =&gt; { <text:s/>}, valor-inicial) </text:p>
      <text:p text:style-name="P66">A função pode ser armazenada em uma variavel e o reduce pode receber apenas o nome da variavel:<text:line-break/><text:span text:style-name="T4">let variavel1 = function ( <text:s/>) { <text:s/>} </text:span></text:p>
      <text:p text:style-name="P35">array.reduce(variavel1, valor-inicial) </text:p>
      <text:p text:style-name="P66">O reduce tambem pode ser armazenado em uma variavel:</text:p>
      <text:p text:style-name="P35">let variavel2 = array.reduce(variavel1, valor-inicial) </text:p>
      <text:p text:style-name="P66">Para mostrar a operação digite:</text:p>
      <text:p text:style-name="P35">console.log(variavel2) </text:p>
      <text:p text:style-name="P66">Ex:</text:p>
      <text:p text:style-name="P38">const numeros = [1, 2, 3, 4] </text:p>
      <text:p text:style-name="P38">const soma = (total, valor) =&gt; total + valor </text:p>
      <text:p text:style-name="P37"/>
      <text:p text:style-name="P36">const media = (acumulador, elemento, indice, array) =&gt; { </text:p>
      <text:p text:style-name="P36"><text:tab/>if(indice === array.length - 1) { </text:p>
      <text:p text:style-name="P36"><text:tab/><text:tab/>return (acumulador + elemento) / array.length </text:p>
      <text:p text:style-name="P36"><text:tab/>} </text:p>
      <text:p text:style-name="P36"><text:tab/>else { </text:p>
      <text:p text:style-name="P36"><text:tab/><text:tab/>return acumulador + elemento </text:p>
      <text:p text:style-name="P36"><text:tab/>} </text:p>
      <text:p text:style-name="P36">} </text:p>
      <text:p text:style-name="P36">const resultadoSoma = numeros.reduce(soma, 1) </text:p>
      <text:p text:style-name="P36">const resultadoMedia = numeros.reduce(media) </text:p>
      <text:p text:style-name="P36"><text:soft-page-break/></text:p>
      <text:p text:style-name="P36">console.log(resultadoSoma) </text:p>
      <text:p text:style-name="P36">console.log(resultadoMedia) </text:p>
      <text:p text:style-name="P66">Saida:</text:p>
      <text:p text:style-name="P36">11 </text:p>
      <text:p text:style-name="P36">2.5 </text:p>
      <text:p text:style-name="P47">_____________________________________________________________________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08:33:28.922508542</meta:creation-date>
    <dc:date>2022-10-13T18:43:17.544717776</dc:date>
    <meta:editing-duration>PT6H9M58S</meta:editing-duration>
    <meta:editing-cycles>16</meta:editing-cycles>
    <meta:generator>LibreOffice/7.3.6.2$Linux_X86_64 LibreOffice_project/30$Build-2</meta:generator>
    <meta:document-statistic meta:table-count="0" meta:image-count="0" meta:object-count="0" meta:page-count="9" meta:paragraph-count="145" meta:word-count="1721" meta:character-count="10448" meta:non-whitespace-character-count="8751"/>
  </office:meta>
</office:document-meta>
</file>